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list-style-name="L1"/>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ariate feature selection in scikit-learn: F-Test</text:p>
      <text:p text:style-name="P1"/>
      <text:p text:style-name="P1">Null hypothesis: </text:p>
      <text:p text:style-name="Standard">The general deafult position, i.e. that there is no relationship between two measures phenomena. Rejecting or disproving the null hypothesis – and thus concluding that there are grounds for believing that there is a relationship between two phenomena or that a potential treatment has a measurable effect – is a central task in the modern practice of science, and gives a precise sense in which a claim is capable of being proven false. </text:p>
      <text:p text:style-name="Standard"/>
      <text:p text:style-name="P1">Statistical significance: </text:p>
      <text:p text:style-name="Standard">Statistical significance is the probability that an effect is not likely due to just chance alone.[1][2] It is an integral part of statistical hypothesis testing where it is used as an important value judgment. In statistics, a result is considered significant not because it is important or meaningful, but because it has been predicted as unlikely to have occurred by chance alone. </text:p>
      <text:p text:style-name="Standard"/>
      <text:p text:style-name="Standard">The concept of statistical significance originated from Ronald Fisher, who coined the phrase "test of significance" to describe statistical hypothesis tests. These tests are used to determine which outcomes of a study would lead to a rejection of the null hypothesis based on a pre-specified low probability threshold called p-values, which can help an investigator to decide if a result contains sufficient information to cast doubt on the null hypothesis. </text:p>
      <text:p text:style-name="Standard"/>
      <text:p text:style-name="Standard">P-values are often coupled to a significance or alpha (α) level, which is also set ahead of time, usually at 0.05 (5%). Thus, if a p-value was found to be less than 0.05, then the result would be considered statistically significant and the null hypothesis would be rejected. </text:p>
      <text:p text:style-name="Standard"/>
      <text:p text:style-name="P1">p-value: </text:p>
      <text:p text:style-name="Standard">In statistical significance testing, the p-value is the probability of obtaining a test statistic at least as extreme as the one that was actually observed, assuming that the null hypothesis is true. A researcher will often "reject the null hypothesis" when the p-value turns out to be less than a certain significance level, often 0.05 or 0.01. Such a result indicates that the observed result would be highly unlikely under the null hypothesis. Many common statistical tests, such as chi-squared tests or Student's t-test, produce test statistics which can be interpreted using p-values. </text:p>
      <text:p text:style-name="Standard"/>
      <text:p text:style-name="P1">F-test (Fischer-Test): </text:p>
      <text:p text:style-name="Standard">An F-test is any statistical test in which the test statistic has an F-distribution under the null hypothesis. It is most often used when comparing statistical models that have been fitted to a data set, in order to identify the model that best fits the population from which the data were sampled. Exact F-tests mainly arise when the models have been fitted to the data using least squares. </text:p>
      <text:p text:style-name="Standard"/>
      <text:p text:style-name="Standard">Our F-test: The hypothesis that the means of a given set of normally distributed populations, all having the same standard deviation, are equal. This is perhaps the best-known F-test, and plays an important role in the analysis of variance (ANOVA). </text:p>
      <text:p text:style-name="Standard"/>
      <text:p text:style-name="P1">ANOVA (univariate): </text:p>
      <text:p text:style-name="Standard">Analysis of variance (ANOVA) is a collection of statistical models used to analyze the differences between group means and their associated procedures (such as "variation" among and between groups). In ANOVA setting, the observed variance in a particular variable is partitioned into components attributable to different sources of variation. In its simplest form, ANOVA provides a statistical test of whether or not the means of several groups are equal, and therefore generalizes t-test to more than two groups. </text:p>
      <text:p text:style-name="Standard"/>
      <text:p text:style-name="P1"><text:soft-page-break/>One-way analysis of variance: </text:p>
      <text:p text:style-name="Standard">In statistics, one-way analysis of variance (abbreviated one-way ANOVA) is a technique used to compare means of two or more samples (using the F distribution). This technique can be used only for numerical data. </text:p>
      <text:p text:style-name="Standard"/>
      <text:p text:style-name="Standard">The ANOVA tests the null hypothesis that samples in two or more groups are drawn from populations with the same mean values. To do this, two estimates are made of the population variance. These estimates rely on various assumptions (see below). The ANOVA produces an F-statistic, the ratio of the variance calculated among the means to the variance within the samples. If the group means are drawn from populations with the same mean values, the variance between the group means should be lower than the variance of the samples, following the central limit theorem. A higher ratio therefore implies that the samples were drawn from populations with different mean values. </text:p>
      <text:p text:style-name="Standard"/>
      <text:p text:style-name="Standard">Typically, however, the one-way ANOVA is used to test for differences among at least three groups, since the two-group case can be covered by a t-test (Gosset, 1908). When there are only two means to compare, the t-test and the F-test are equivalent; the relation between ANOVA and t is given by F = t². </text:p>
      <text:p text:style-name="Standard"/>
      <text:p text:style-name="Standard">The results of a one-way ANOVA can be considered reliable as long as the following assumptions are met: </text:p>
      <text:p text:style-name="Standard"/>
      <text:p text:style-name="Standard"><text:s text:c="4"/>- Response variable are normally distributed (or approximately normally distributed). </text:p>
      <text:p text:style-name="Standard"><text:s text:c="4"/>- Samples are independent. </text:p>
      <text:p text:style-name="Standard"><text:s text:c="4"/>- Variances of populations are equal. </text:p>
      <text:p text:style-name="Standard"><text:s text:c="4"/>- Responses for a given group are independent and identically distributed normal random variables (not a simple random sample (SRS)). </text:p>
      <text:p text:style-name="Standard"/>
      <text:p text:style-name="Standard">ANOVA is a relatively robust procedure with respect to violations of the normality assumption. </text:p>
      <text:p text:style-name="Standard"/>
      <text:p text:style-name="Standard"/>
      <text:p text:style-name="P4">What I do</text:p>
      <text:p text:style-name="Standard">I assume that the following is given</text:p>
      <text:list xml:id="list812418854" text:style-name="L1">
        <text:list-item>
          <text:p text:style-name="P3">independent samples (given)</text:p>
        </text:list-item>
        <text:list-item>
          <text:p text:style-name="P3">each sample from normal distributed population (assumption, f-test rather save against violation)</text:p>
        </text:list-item>
        <text:list-item>
          <text:p text:style-name="P3">std of all groups are equal (only one group, and features are all scaled using the sklearn.preprocessing.StandardScaler, which removes the mean and scales to unit variance)</text:p>
        </text:list-item>
      </text:list>
      <text:p text:style-name="Standard"/>
      <text:p text:style-name="Standard">The I make the null hypothesis and apply the univariate feature selection (F-Test):</text:p>
      <text:list xml:id="list963900350" text:style-name="L2">
        <text:list-item>
          <text:p text:style-name="P5">the labels are treated as classes; each feature is evaluated indipendently</text:p>
        </text:list-item>
        <text:list-item>
          <text:p text:style-name="P5">gives me the f-values for each features</text:p>
        </text:list-item>
        <text:list-item>
          <text:p text:style-name="P5">gives me the p-value of statistical significance for each feature</text:p>
        </text:list-item>
      </text:list>
      <text:p text:style-name="Standard"/>
      <text:p text:style-name="Standard">I then reject all feature with p&gt;0.05 → For these cases, the null hypothesis could NOT be rejected (at 95% probability) and the features is most likely independent from the labels. Then I rate the remaining features by their F-value (the larger negative, the stronger the dependency between feature and labels i.e. the potentially better the feature).</text:p>
      <text:p text:style-name="Standard"/>
      <text:p text:style-name="Standard">The problem is, that this test only checks for linear dependency. Non-linear dependency or dependency from feature-combinations are not tested for. Treat results with ca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ar Maier</meta:initial-creator>
    <meta:creation-date>2013-12-16T11:02:11</meta:creation-date>
    <dc:date>2013-12-16T11:14:06</dc:date>
    <dc:creator>Oskar Maier</dc:creator>
    <meta:editing-duration>PT5M28S</meta:editing-duration>
    <meta:editing-cycles>8</meta:editing-cycles>
    <meta:generator>LibreOffice/3.5$Linux_X86_64 LibreOffice_project/350m1$Build-2</meta:generator>
    <meta:document-statistic meta:table-count="0" meta:image-count="0" meta:object-count="0" meta:page-count="2" meta:paragraph-count="35" meta:word-count="1004" meta:character-count="6296" meta:non-whitespace-character-count="5296"/>
  </office:meta>
</office:document-meta>
</file>